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88cm"/>
    </style:style>
    <style:style style:name="co2" style:family="table-column">
      <style:table-column-properties fo:break-before="auto" style:column-width="10.68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w3 schools example </text:p>
          </table:table-cell>
          <table:table-cell office:value-type="string">
            <text:p>project equivalent </text:p>
          </table:table-cell>
        </table:table-row>
        <table:table-row table:style-name="ro2">
          <table:table-cell table:style-name="ce1"/>
          <table:table-cell/>
        </table:table-row>
        <table:table-row table:style-name="ro3">
          <table:table-cell table:style-name="ce2" office:value-type="string">
            <text:p><text:span text:style-name="T1">var node = document.createElement("LI");           </text:span></text:p>
            <text:p><text:span text:style-name="T1">      </text:span><text:span text:style-name="T1">// Create a &lt;li&gt; node</text:span>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table:style-name="ce3" office:value-type="string">
            <text:p><text:span text:style-name="T2">var textnode = document.createTextNode("Water"); <text:s text:c="7"/></text:span></text:p>
            <text:p><text:span text:style-name="T2"><text:s/></text:span><text:span text:style-name="T2">// Create a text node</text:span></text:p>
            <text:p/>
          </table:table-cell>
          <table:table-cell/>
        </table:table-row>
        <table:table-row table:style-name="ro6">
          <table:table-cell table:number-columns-repeated="2"/>
        </table:table-row>
        <table:table-row table:style-name="ro7">
          <table:table-cell table:style-name="ce3" office:value-type="string">
            <text:p><text:span text:style-name="T2">node.appendChild(textnode); <text:s text:c="26"/></text:span></text:p>
            <text:p><text:span text:style-name="T2"><text:s text:c="3"/></text:span><text:span text:style-name="T2">// Append the text to &lt;li&gt;</text:span></text:p>
            <text:p/>
          </table:table-cell>
          <table:table-cell/>
        </table:table-row>
        <table:table-row table:style-name="ro6">
          <table:table-cell table:number-columns-repeated="2"/>
        </table:table-row>
        <table:table-row table:style-name="ro8">
          <table:table-cell table:style-name="ce3" office:value-type="string">
            <text:p><text:span text:style-name="T2">document.getElementById("myList").appendChild(node); <text:s text:c="3"/></text:span></text:p>
            <text:p><text:span text:style-name="T2"><text:s/></text:span><text:span text:style-name="T2">// Append &lt;li&gt; to &lt;ul&gt; with id="myList"</text:span></text:p>
            <text:p/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7/06/2020</text:date>, <text:time>21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ad Ahammed</meta:initial-creator>
    <meta:creation-date>2020-06-07T20:59:22.18</meta:creation-date>
    <dc:date>2020-06-07T21:04:03.09</dc:date>
    <dc:creator>Fuad Ahammed</dc:creator>
    <meta:editing-duration>PT4M41S</meta:editing-duration>
    <meta:editing-cycles>1</meta:editing-cycles>
    <meta:document-statistic meta:table-count="3" meta:cell-count="6" meta:object-count="0"/>
    <meta:generator>OpenOffice/4.1.3$Win32 OpenOffice.org_project/413m1$Build-9783</meta:generator>
  </office:meta>
</office:document-meta>
</file>